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13cm" fo:min-width="7.75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995cm" fo:min-width="4.2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424cm" fo:min-width="0.174cm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3.119cm" fo:min-width="4.215cm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1.772cm" fo:min-width="1.521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551cm" fo:min-width="0.623cm"/>
      <style:paragraph-properties style:writing-mode="lr-tb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0.232cm" fo:min-width="0cm"/>
      <style:paragraph-properties style:writing-mode="lr-tb"/>
    </style:style>
    <style:style style:name="gr14" style:family="graphic" style:parent-style-name="objectwithoutfill">
      <style:graphic-properties draw:marker-end="Arrowheads_20_4" draw:marker-end-width="0.3cm" draw:fill="none" draw:textarea-vertical-align="middle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8.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0000"/>
      <style:paragraph-properties fo:text-align="center"/>
      <style:text-properties fo:font-size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0pt" style:text-underline-style="solid" style:text-underline-width="auto" style:text-underline-color="font-color" style:font-size-asian="30pt" style:font-size-complex="30pt"/>
    </style:style>
    <style:style style:name="P12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0pt" style:text-underline-style="solid" style:text-underline-width="auto" style:text-underline-color="font-color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4.763cm" svg:x="2.587cm" svg:y="3.222cm">
          <text:p text:style-name="P1">Server</text:p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1.898cm" svg:height="2.721cm" draw:transform="rotate (1.37689024689833) translate (6.566cm 3.135cm)" svg:viewBox="0 0 1899 2722" svg:d="M0 0c468 22 1023 162 1253 619l419 783 196 994 31 326">
          <text:p text:style-name="P1"><text:span text:style-name="T1">Async read/write to clients</text:span></text:p>
        </draw:path>
        <draw:custom-shape draw:style-name="gr3" draw:text-style-name="P4" draw:layer="layout" svg:width="6.667cm" svg:height="3.175cm" svg:x="1cm" svg:y="11.477cm">
          <text:p text:style-name="P1">DistantPlayer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032cm" svg:height="0.952cm" svg:x="1.635cm" svg:y="13.382cm">
          <draw:text-box>
            <text:p text:style-name="P5"><text:span text:style-name="T1">Represents a client and its data</text:span></text:p>
          </draw:text-box>
        </draw:frame>
        <draw:custom-shape draw:style-name="gr3" draw:text-style-name="P4" draw:layer="layout" svg:width="6.667cm" svg:height="3.175cm" svg:x="1cm" svg:y="11.477cm">
          <text:p text:style-name="P1">DistantPlayer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032cm" svg:height="0.952cm" svg:x="1.635cm" svg:y="13.382cm">
          <draw:text-box>
            <text:p text:style-name="P5"><text:span text:style-name="T1">Represents a client and its data</text:span></text:p>
          </draw:text-box>
        </draw:frame>
        <draw:custom-shape draw:style-name="gr5" draw:text-style-name="P7" draw:layer="layout" svg:width="0.952cm" svg:height="0.952cm" svg:x="7.98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952cm" svg:height="0.952cm" svg:x="9.254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952cm" svg:height="0.952cm" svg:x="10.52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81cm" svg:height="1.039cm" svg:x="7.667cm" svg:y="11.16cm">
          <draw:text-box>
            <text:p text:style-name="P5"><text:span text:style-name="T1">DistantPlayer can be </text:span><text:span text:style-name="T1">duplicated </text:span></text:p>
          </draw:text-box>
        </draw:frame>
        <draw:line draw:style-name="gr7" draw:text-style-name="P3" draw:layer="layout" svg:x1="4.492cm" svg:y1="7.985cm" svg:x2="4.492cm" svg:y2="11.477cm">
          <text:p text:style-name="P1"><text:span text:style-name="T1">Relays from assigned client</text:span></text:p>
          <text:p text:style-name="P1"><text:span text:style-name="T1"/></text:p>
        </draw:line>
        <draw:line draw:style-name="gr8" draw:text-style-name="P3" draw:layer="layout" svg:x1="6.08cm" svg:y1="11.795cm" svg:x2="6.08cm" svg:y2="7.985cm">
          <text:p text:style-name="P1"><text:span text:style-name="T1">Buffers for sending to </text:span><text:span text:style-name="T1">remote client</text:span></text:p>
          <text:p text:style-name="P1"><text:span text:style-name="T1"/></text:p>
        </draw:line>
        <draw:custom-shape draw:style-name="gr9" draw:text-style-name="P8" draw:layer="layout" svg:width="6.667cm" svg:height="4.763cm" svg:x="1.317cm" svg:y="19.732cm">
          <text:p text:style-name="P1">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857cm" svg:height="2.858cm" svg:x="5.128cm" svg:y="19.097cm">
          <text:p text:style-name="P1">trans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5.445cm" svg:y1="14.335cm" svg:x2="6.397cm" svg:y2="19.097cm">
          <text:p text:style-name="P1"><text:span text:style-name="T1">Controls</text:span></text:p>
          <text:p text:style-name="P1"><text:span text:style-name="T1"/></text:p>
        </draw:line>
        <draw:custom-shape draw:style-name="gr12" draw:text-style-name="P8" draw:layer="layout" svg:width="1.587cm" svg:height="1.133cm" svg:x="8.302cm" svg:y="15.10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68cm" svg:height="0.68cm" svg:x="9.209cm" svg:y="14.95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587cm" svg:height="1.133cm" svg:x="10.208cm" svg:y="1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68cm" svg:height="0.68cm" svg:x="11.11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587cm" svg:height="1.133cm" svg:x="12.113cm" svg:y="1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68cm" svg:height="0.68cm" svg:x="13.02cm" svg:y="14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8.302cm" svg:y1="13.382cm" svg:x2="9.572cm" svg:y2="15.287cm">
          <text:p/>
        </draw:line>
        <draw:line draw:style-name="gr15" draw:text-style-name="P10" draw:layer="layout" svg:x1="9.89cm" svg:y1="13.382cm" svg:x2="11.16cm" svg:y2="14.97cm">
          <text:p/>
        </draw:line>
        <draw:line draw:style-name="gr16" draw:text-style-name="P10" draw:layer="layout" svg:x1="11.16cm" svg:y1="13.382cm" svg:x2="12.43cm" svg:y2="14.97cm">
          <text:p/>
        </draw:line>
        <draw:frame draw:style-name="gr17" draw:text-style-name="P6" draw:layer="layout" svg:width="4.127cm" svg:height="4.128cm" svg:x="1cm" svg:y="15.287cm">
          <draw:text-box>
            <text:p text:style-name="P5"><text:span text:style-name="T1">Inputs comes from remote clients but physics and collisions are computed locally and streamed to the clients</text:span></text:p>
          </draw:text-box>
        </draw:frame>
        <draw:frame draw:style-name="gr18" draw:text-style-name="P12" draw:layer="layout" svg:width="7.62cm" svg:height="8.89cm" svg:x="12.747cm" svg:y="1.952cm">
          <draw:text-box>
            <text:p text:style-name="P11"><text:span text:style-name="T2">Server-side remote players movement interac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1:38:34.795217454</meta:creation-date>
    <dc:date>2023-12-26T11:48:24.563804789</dc:date>
    <meta:editing-duration>PT9M50S</meta:editing-duration>
    <meta:editing-cycles>1</meta:editing-cycles>
    <meta:document-statistic meta:object-count="26"/>
    <meta:generator>LibreOffice/7.5.9.2$Linux_X86_64 LibreOffice_project/50$Build-2</meta:generator>
  </office:meta>
</office:document-meta>
</file>